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Sanskrit 2003" fo:font-size="13pt" officeooo:paragraph-rsid="0012664c" style:font-size-asian="13pt" style:font-name-complex="Sanskrit 2003" style:font-size-complex="13pt"/>
    </style:style>
    <style:style style:name="P2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fo:font-weight="bold" officeooo:paragraph-rsid="0012664c" style:font-size-asian="13pt" style:font-weight-asian="bold" style:font-name-complex="Sanskrit 2003" style:font-size-complex="13pt" style:font-weight-complex="bold"/>
    </style:style>
    <style:style style:name="P3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12664c" style:font-size-asian="13pt" style:font-name-complex="Sanskrit 2003" style:font-size-complex="13pt"/>
    </style:style>
    <style:style style:name="P4" style:family="paragraph" style:parent-style-name="Footnote">
      <style:text-properties officeooo:rsid="04da5a86" officeooo:paragraph-rsid="04da5a86"/>
    </style:style>
    <style:style style:name="P5" style:family="paragraph" style:parent-style-name="Footnote">
      <style:text-properties officeooo:rsid="04dc667d" officeooo:paragraph-rsid="04dc667d"/>
    </style:style>
    <style:style style:name="P6" style:family="paragraph" style:parent-style-name="Footnote">
      <style:text-properties officeooo:rsid="04ddf6da" officeooo:paragraph-rsid="04ddf6da"/>
    </style:style>
    <style:style style:name="P7" style:family="paragraph" style:parent-style-name="Footnote">
      <style:text-properties officeooo:rsid="04de1e02" officeooo:paragraph-rsid="04de1e02"/>
    </style:style>
    <style:style style:name="P8" style:family="paragraph" style:parent-style-name="Footnote">
      <style:text-properties officeooo:rsid="04e0292a" officeooo:paragraph-rsid="04e0292a"/>
    </style:style>
    <style:style style:name="P9" style:family="paragraph" style:parent-style-name="Footnote">
      <style:text-properties officeooo:rsid="04e3ec83" officeooo:paragraph-rsid="04e3ec83"/>
    </style:style>
    <style:style style:name="T1" style:family="text">
      <style:text-properties officeooo:rsid="04e67aaf"/>
    </style:style>
    <style:style style:name="T2" style:family="text">
      <style:text-properties officeooo:rsid="04e921f6"/>
    </style:style>
    <style:style style:name="T3" style:family="text">
      <style:text-properties officeooo:rsid="04d9c1c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4d7db09" style:font-weight-asian="bold" style:font-weight-complex="bold"/>
    </style:style>
    <style:style style:name="T6" style:family="text">
      <style:text-properties fo:font-weight="bold" officeooo:rsid="04d69ebf" style:font-weight-asian="bold" style:font-weight-complex="bold"/>
    </style:style>
    <style:style style:name="T7" style:family="text">
      <style:text-properties officeooo:rsid="04d69ebf"/>
    </style:style>
    <style:style style:name="T8" style:family="text">
      <style:text-properties officeooo:rsid="04da5a86"/>
    </style:style>
    <style:style style:name="T9" style:family="text">
      <style:text-properties officeooo:rsid="04d7db09"/>
    </style:style>
    <style:style style:name="T10" style:family="text">
      <style:text-properties officeooo:rsid="04dc4edd"/>
    </style:style>
    <style:style style:name="T11" style:family="text">
      <style:text-properties officeooo:rsid="04dc667d"/>
    </style:style>
    <style:style style:name="T12" style:family="text">
      <style:text-properties officeooo:rsid="04ddf6da"/>
    </style:style>
    <style:style style:name="T13" style:family="text">
      <style:text-properties officeooo:rsid="04de1e02"/>
    </style:style>
    <style:style style:name="T14" style:family="text">
      <style:text-properties fo:color="#000000"/>
    </style:style>
    <style:style style:name="T15" style:family="text">
      <style:text-properties fo:color="#000000" officeooo:rsid="04de71f6"/>
    </style:style>
    <style:style style:name="T16" style:family="text">
      <style:text-properties fo:color="#000000" officeooo:rsid="04e20230"/>
    </style:style>
    <style:style style:name="T17" style:family="text">
      <style:text-properties fo:color="#000000" officeooo:rsid="04e0292a"/>
    </style:style>
    <style:style style:name="T18" style:family="text">
      <style:text-properties fo:color="#000000" officeooo:rsid="04d7db09"/>
    </style:style>
    <style:style style:name="T19" style:family="text">
      <style:text-properties fo:color="#000000" officeooo:rsid="04e3ec83"/>
    </style:style>
    <style:style style:name="T20" style:family="text">
      <style:text-properties officeooo:rsid="04e3ec83"/>
    </style:style>
    <style:style style:name="T21" style:family="text">
      <style:text-properties officeooo:rsid="04e4996e"/>
    </style:style>
    <style:style style:name="T22" style:family="text">
      <style:text-properties officeooo:rsid="04e6532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अथ पञ्चाश<text:span text:style-name="T3">त्तमोऽ</text:span>ध्यायः । </text:p>
      <text:p text:style-name="P3"><text:span text:style-name="T5">चण्ड्यादिदेवता</text:span><text:span text:style-name="T4">प्रतिमालक्षणकथन</text:span><text:span text:style-name="T6">म्</text:span><text:line-break/><text:span text:style-name="T7">श्री</text:span>भगवानुवाच -<text:line-break/>चण्डी<text:span text:style-name="T8">ं</text:span> विंशतिबाहुः स्याद्बिभ्रती दक्षिणैः कर<text:span text:style-name="T9">ैः</text:span> । <text:line-break/>शूलासिशक्तिचक्राणि पाशखेटायुधाभय<text:span text:style-name="T8">म्</text:span> ॥१<text:span text:style-name="T9">॥</text:span> <text:line-break/>डमरुं शक्तिकां वामैर्न्नागपाशञ्च खेटक<text:span text:style-name="T8">म्</text:span> । <text:line-break/>कुठा<text:span text:style-name="T8">रा</text:span>ङ्कुशपा<text:span text:style-name="T8">शां</text:span>श्च घण्टाध्वजगदास्तथा ॥२<text:span text:style-name="T9">॥</text:span> <text:line-break/>आदर्शमुद्गरान्हस्तैश्चण्डी वा दशबाहुका । <text:line-break/>तदधो महिषश्छिन्नमू<text:span text:style-name="T8">र्ध्ना</text:span> पतितमस्तकः ॥३<text:span text:style-name="T9">॥</text:span> </text:p>
      <text:p text:style-name="P3">शस्त्रोद्यतकरः क्रुद्धस्तद्ग्रीवासम्भवः पुमान् । <text:line-break/>शूलहस्तो वमद्रक्तो रक्तस्रङ्मू<text:span text:style-name="T8">र्ध</text:span>जेक्षणः ॥४<text:span text:style-name="T9">॥</text:span> <text:line-break/>सिंहेना<text:span text:style-name="T8">ऽऽ</text:span>स्वाद्यमानस्तु पाशबद्धो गले भृश<text:span text:style-name="T8">म्</text:span> । <text:s/><text:line-break/>याम्याङ्घ्य्राक्रान्तसिंहा च सव्याङ्घ्रिर्नीचगासुरे ॥५<text:span text:style-name="T9">॥</text:span> <text:line-break/>चण्डिकेयं त्रिनेत्रा च सशस्त्रा रिपुम<text:span text:style-name="T8">र्दि</text:span>नी । <text:line-break/>नवपद्मात्मके स्थाने पूज्या दुर्गा स्वमू<text:span text:style-name="T8">र्ति</text:span>तः ॥६<text:span text:style-name="T9">॥</text:span> <text:line-break/>आदौ मध्ये तथेन्द्रा<text:span text:style-name="T8">द्या</text:span> नवातत्त्वात्मभिः<text:note text:id="ftn404" text:note-class="footnote"><text:note-citation>1</text:note-citation><text:note-body><text:p text:style-name="P4">नवातत्त्वाणुभिः</text:p></text:note-body></text:note> <text:s/>क्रमात् । <text:line-break/>अष्टादशभुजैका तु दक्षे मुण्डं च खेटक<text:span text:style-name="T10">म्</text:span> ॥७<text:span text:style-name="T9">॥</text:span> <text:line-break/>आदर्श<text:span text:style-name="T10">ं </text:span>तर्जनी<text:span text:style-name="T10">ं </text:span>चापं ध्वजं डमरुकं तथा । <text:s/><text:line-break/>पाशं वामे बिभ्रती च शक्तिमुद्गरशूलक<text:span text:style-name="T10">म्</text:span> ॥८<text:span text:style-name="T9">॥</text:span> <text:line-break/>वज्रखड्गाङ्कुशशरा<text:span text:style-name="T10">ंश्</text:span>चक्र<text:span text:style-name="T10">ं दे</text:span>वी शलाकया । <text:s/><text:line-break/>एतैरेवा<text:span text:style-name="T10">ऽऽ</text:span>युधैर्युक्ता<text:span text:style-name="T10">ः</text:span> शेषाः षोडशबहुकाः ॥९<text:span text:style-name="T9">॥</text:span> <text:line-break/>डमरुं तर्जनीं त्यक्त्वा रुद्रचण्डादयो नव । <text:line-break/><text:soft-page-break/>रुद्रचण्डा प्रचण्डा च चण्डोग्रा चण्डनायिका ॥१०<text:span text:style-name="T9">॥</text:span> <text:line-break/>चण्डा चण्<text:span text:style-name="T11">ड</text:span>वती चैव चण्डरूपा<text:span text:style-name="T11">ऽ</text:span>तिचण्डिका ।<text:line-break/>उग्रचण्डा च मध्यस्था रोचनाभा<text:span text:style-name="T11">ऽ</text:span>रुणा सिता ॥११<text:span text:style-name="T9">॥</text:span> <text:line-break/>नीला शुक्ला धूम्रिका च पीता श्वेता च सिंहगा । <text:line-break/>महिषो<text:span text:style-name="T11">त्</text:span>थ<text:span text:style-name="T11">ः</text:span> पुमान् शस्त्री तत्कचग्रहमुष्टिका ॥१२<text:span text:style-name="T9">॥</text:span> <text:line-break/>आलीढा नव दुर्गाः स्युः स्थाप्याः पुत्रादिवृद्धये । <text:line-break/>तथा<text:note text:id="ftn405" text:note-class="footnote"><text:note-citation>2</text:note-citation><text:note-body><text:p text:style-name="P5">त्रयो</text:p></text:note-body></text:note> गौरी च चण्डिकाद्या कुण्ड्यक्षररदाग्निधृक् ॥१३<text:span text:style-name="T9">॥</text:span> <text:line-break/>सैव रम्भा वने सिद्धाऽग्निहीना ललिता तथा ।<text:line-break/>स्कन्धमू<text:span text:style-name="T11">र्ध</text:span>करा वामे द्वितीये धृतद<text:span text:style-name="T11">र्प</text:span>णा ॥१४<text:span text:style-name="T9">॥</text:span> </text:p>
      <text:p text:style-name="P3">याम्ये <text:span text:style-name="T11">क</text:span>ला<text:span text:style-name="T11">ङ्गु</text:span>लिहस्ता सौभाग्या तत्र चो<text:span text:style-name="T11">र्ध्वि</text:span>का । <text:line-break/>लक्ष्मीर्याम्यकराम्भोजा वामे श्रीफलसंयुता ॥१५<text:span text:style-name="T9">॥</text:span> <text:line-break/>पुस्ताक्षमालिकाहस्ता वीणाहस्ता सरस्वती । <text:line-break/>कुम्भाब्जहस्ता श्वेताभा मकर<text:span text:style-name="T11">े वाऽपि</text:span> जाह्नवी ॥१६<text:span text:style-name="T9">॥</text:span> <text:line-break/>कू<text:span text:style-name="T11">र्म</text:span>गा यमुना कुम्भकरा श्यामा च पूज्यते । <text:line-break/>सवीणस्तुम्बुरुः <text:note text:id="ftn406" text:note-class="footnote"><text:note-citation>3</text:note-citation><text:note-body><text:p text:style-name="P5">शस्तः</text:p></text:note-body></text:note>शुक्लः शूली मात्रग्रतो वृषे ॥१७<text:span text:style-name="T9">॥</text:span> <text:line-break/>गौरी चतुर्मुखी ब्राह्मी अक्षमाला<text:span text:style-name="T12">स्रुग</text:span>न्विता ।<text:line-break/>कुण्डाक्षपात्रिणी वामे हंसगा शाङ्करी <text:note text:id="ftn407" text:note-class="footnote"><text:note-citation>4</text:note-citation><text:note-body><text:p text:style-name="P6">स्थिता</text:p></text:note-body></text:note>सिता ॥१८<text:span text:style-name="T9">॥</text:span> <text:line-break/>शरचापौ दक्षिणेऽस्या वामे चक्रं <text:s/>धनुर्वृष<text:span text:style-name="T12">ौ</text:span> ।<text:line-break/>कौमारी शिखिगा रक्ता शक्तिहस्ता द्विबाहुका ॥१९<text:span text:style-name="T9">॥</text:span> <text:line-break/>चक्रशङ्खधरा सव्ये वामे लक्ष्मीर्गदाब्जधृक् । <text:line-break/>दण्डशङ्खा<text:span text:style-name="T12">दि</text:span>गदया वाराह<text:span text:style-name="T12">ी</text:span> महिषस्थिता ॥२०<text:span text:style-name="T9">॥</text:span> <text:line-break/><text:soft-page-break/>ऐन्द्री वामे वज्रहस्ता सहस्राक्षी तु सिद्धये । <text:s/><text:line-break/>चामुण्डा कोटरा<text:span text:style-name="T12">क्षी</text:span> स्यान्नि<text:span text:style-name="T12">र्मां</text:span>सा तु त्रिलोचना ॥२१<text:span text:style-name="T9">॥</text:span> <text:line-break/>नि<text:span text:style-name="T12">र्मां</text:span>सा अस्थिसारा वा ऊ<text:span text:style-name="T12">र्ध्व</text:span>केशी कृशोदरी । <text:line-break/>द्वीपिच<text:span text:style-name="T12">र्म</text:span>धरा वामे कपालं पट्टिश<text:span text:style-name="T12">ं क</text:span>रे ॥२२<text:span text:style-name="T9">॥</text:span> <text:line-break/>शूलं कर्त्री दक्षिणे स्या<text:span text:style-name="T12">च्छ</text:span>वारू<text:span text:style-name="T12">ढाऽ</text:span>स्थिभूषणा । <text:line-break/>विनायको नराकारो <text:span text:style-name="T12">बृ</text:span>हत्कुक्षिर्गजाननः ॥२३<text:span text:style-name="T9">॥</text:span> <text:line-break/><text:span text:style-name="T12">बृ</text:span>हच्छुण्डो<text:note text:id="ftn408" text:note-class="footnote"><text:note-citation>5</text:note-citation><text:note-body><text:p text:style-name="P7">बृहद्दण्डो</text:p></text:note-body></text:note> ह्युपवी<text:span text:style-name="T12">ती </text:span>मुखं सप्तकलं भवेत् । <text:s/><text:line-break/>विस्ताराद्दैर्घ्यतश्चैव शुण्डं<text:note text:id="ftn409" text:note-class="footnote"><text:note-citation>6</text:note-citation><text:note-body><text:p text:style-name="P7">कुण्डं</text:p></text:note-body></text:note> षट्त्रिंशदङ्गुल<text:span text:style-name="T13">म्</text:span> ॥२४<text:span text:style-name="T9">॥</text:span> <text:line-break/>कला द्वादश नाडी तु ग्रीवा सा<text:span text:style-name="T13">र्ध</text:span>कलोच्छ्रिता । <text:line-break/>षट्त्रिंशदङ्गुल<text:span text:style-name="T13">ः</text:span> कण्ठ<text:span text:style-name="T13">ो</text:span> गुह्यमध्य<text:span text:style-name="T13">र्ध</text:span>मङ्गुल<text:span text:style-name="T13">म्</text:span> ॥२५<text:span text:style-name="T9">॥</text:span> </text:p>
      <text:p text:style-name="P3">नाभिरूरू द्वादशञ्च जङ्घे पादे तु दक्षिणे । <text:line-break/>स्वदन्तं परशुं वामे लड्डुकञ्चोत्पलं शये ॥२६<text:span text:style-name="T9">॥</text:span> <text:line-break/>सुमुखी च <text:span text:style-name="T13">बि</text:span>डालाक्षी पार्श्वे स्कन्दो मयूरगः । <text:line-break/>स्वामी शाखो विशाखश्च द्विभुजो बालरूपधृक् ॥२७<text:span text:style-name="T9">॥</text:span> <text:line-break/><text:span text:style-name="T14">दक्षे शक्तिः कुक्कुट</text:span><text:span text:style-name="T15">ेऽ</text:span><text:span text:style-name="T14">थ एकवक्त्रो</text:span><text:span text:style-name="T16">ऽ</text:span><text:span text:style-name="T14">थ षण्मुखः । <text:line-break/></text:span><text:span text:style-name="T14"><text:note text:id="ftn0" text:note-class="footnote"><text:note-citation>7</text:note-citation><text:note-body><text:p text:style-name="P8">षड्दन्तो</text:p></text:note-body></text:note></text:span><text:span text:style-name="T14">षड्भुजो वा द्वादशभिर्ग्रामे</text:span><text:span text:style-name="T17">ऽ</text:span><text:span text:style-name="T14">रण्ये द्विबाहुकः ॥२८</text:span><text:span text:style-name="T18">॥</text:span><text:span text:style-name="T14"> <text:line-break/>शक्तीषुपाशनिस्त्रिंश</text:span><text:span text:style-name="T16">स्त</text:span><text:span text:style-name="T14">त्र दोस्तर्जनीयुतः । <text:line-break/>शक्त्या दाक्षिणहस्तेषु ष</text:span><text:span text:style-name="T16">ट्‌सु</text:span><text:span text:style-name="T14"> वामे करे तथा ॥२९</text:span><text:span text:style-name="T18">॥</text:span><text:span text:style-name="T14"> <text:line-break/>शिखिपिच्छ</text:span><text:span text:style-name="T19">ं ध</text:span><text:span text:style-name="T14">नुः खेटं पताका</text:span><text:span text:style-name="T19">ऽ</text:span><text:span text:style-name="T14">भयकुक्कुटे । <text:s/><text:line-break/>कपालकर्तरीशूलपाशभृद्याम्यसौम्ययोः ॥३०</text:span><text:span text:style-name="T18">॥</text:span><text:span text:style-name="T14"> <text:line-break/>गजच</text:span><text:span text:style-name="T19">र्म</text:span><text:span text:style-name="T14">भृदू</text:span><text:span text:style-name="T19">र्ध्वा</text:span><text:span text:style-name="T14">स्यपादा स्यात</text:span><text:span text:style-name="T19">द्</text:span><text:span text:style-name="T14">रुद्रचर्चिका । <text:s/><text:line-break/></text:span><text:soft-page-break/><text:span text:style-name="T14">सैव चाष्टभुजा देवी शिरोडम</text:span>रुकान्विता ॥३१<text:span text:style-name="T9">॥</text:span> <text:line-break/>तेन सा <text:note text:id="ftn410" text:note-class="footnote"><text:note-citation>8</text:note-citation><text:note-body><text:p text:style-name="P9">भद्रचामुण्डा</text:p></text:note-body></text:note>रुद्रचामुण्डा ना<text:span text:style-name="T20">दे</text:span>श्व<text:span text:style-name="T20">र्य</text:span>थ नृत्यती । <text:line-break/>इयमेव महालक्ष्मीरुपविष्टा चतुर्मुखी ॥३२<text:span text:style-name="T9">॥</text:span> <text:line-break/>नृवाजिमहिषेभांश्च खादन्ती च करे स्थितान् । <text:s/><text:line-break/>दशबाहु<text:span text:style-name="T21">ं</text:span>स्त्रिनेत्रा च शस्त्रासिडमरुत्रिक<text:span text:style-name="T21">म्</text:span> ॥३३<text:span text:style-name="T9">॥</text:span> <text:line-break/>बिभ्रती दक्षिणे हस्ते वामे घण्टां च खेटक<text:span text:style-name="T21">म्</text:span> । <text:line-break/>खट्वाङ्गं च त्रिशूलञ्च सिद्धचामुण्डकाह्वया ॥३४<text:span text:style-name="T9">॥</text:span> <text:line-break/>सिद्धयोगेश्वरी देवी सर्वसिद्धप्रदायिका । <text:s/><text:line-break/>एतद्रूपा भवेदन्या पाशाङ्कुशयुता<text:span text:style-name="T21">ऽ</text:span>रुणा ॥३५<text:span text:style-name="T9">॥</text:span> <text:line-break/>भैरवी रूपविद्या तु भुजैर्द्वादशभिर्युता । <text:s/><text:line-break/>एताः श्मशानजा रौद्रा अम्बाष्टकमिदं स्मृत<text:span text:style-name="T21">म्</text:span> ॥३६<text:span text:style-name="T9">॥</text:span> </text:p>
      <text:p text:style-name="P1">क्षमा शिवावृता <text:s/>वृद्धा द्विभुजा विवृतानना । <text:line-break/>दन्तुरा क्षेमकरी स्याद्भूमौ जानुकरा स्थिता ॥३७<text:span text:style-name="T9">॥</text:span> <text:line-break/>यक्षिण्यस्तब्धदीर्घाक्ष<text:span text:style-name="T22">्यः</text:span> शाकिन्यो वक्रदृष्टयः । <text:line-break/>पिङ्गाक्ष<text:span text:style-name="T22">्यः</text:span> स्यु<text:span text:style-name="T22">र्म</text:span>हारम्या रूपिण्यो<text:span text:style-name="T22">ऽ</text:span>प्सरसः <text:s/>सदा ॥३८<text:span text:style-name="T9">॥</text:span> <text:line-break/>साक्षमाल<text:span text:style-name="T22">स्</text:span>त्रिशूली च नन्दीशो द्वारपालकः । <text:s/><text:line-break/>महाकालो<text:span text:style-name="T22">ऽ</text:span>सिमुण्डी स्याच्छूलख<text:span text:style-name="T22">े</text:span>टक<text:span text:style-name="T22">र</text:span>स्तथा ॥३९<text:span text:style-name="T9">॥</text:span> <text:line-break/>कृशो भङ्गी च नृत्यन्वै क<text:span text:style-name="T1">ू</text:span>ष्माण्डस्थूलखर्ववान् । <text:s/><text:line-break/>गजगोकर्णवक्त्राद्या वीरभद्रादयो गणाः ॥४०<text:span text:style-name="T9">॥</text:span> <text:line-break/>घण्टाकर्णो<text:span text:style-name="T1">ऽ</text:span>ष्टदशदोः पापरोगं विदारयन् । <text:line-break/>वज्रासिदण्डचक्रेषुमुषलाङ्कुशमुद्गरान् ॥४१<text:span text:style-name="T9">॥</text:span> <text:line-break/>दक्षिणे तर्जनीं खेटं शक्तिं मुण्डञ्च पाशक<text:span text:style-name="T1">म्</text:span> । <text:s/><text:line-break/><text:soft-page-break/>चापं घण्टां कुठारञ्च द्वाभ्याञ्चैव त्रिशूलक<text:span text:style-name="T1">म्</text:span> ॥४<text:span text:style-name="T9">२॥</text:span> <text:line-break/>घण्टामालाकुलो देवो विस्फोटकविमर्दनः <text:s/>॥४<text:span text:style-name="T9">३</text:span>॥ <text:s/></text:p>
      <text:p text:style-name="P1">इत्यादिमहापुराणे आग्नेये <text:span text:style-name="T1">चण्ड्यादिदेवता</text:span>प्रतिमालक्षणं नाम पञ्चाश<text:span text:style-name="T2">त्तमोऽ</text:span>ध्यायः 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5" style:display-name="Numbering 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i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3:06:38.436804432</meta:creation-date>
    <dc:date>2017-05-06T13:07:34.810196753</dc:date>
    <meta:editing-duration>PT56S</meta:editing-duration>
    <meta:editing-cycles>1</meta:editing-cycles>
    <meta:document-statistic meta:table-count="0" meta:image-count="0" meta:object-count="0" meta:page-count="5" meta:paragraph-count="15" meta:word-count="466" meta:character-count="2264" meta:non-whitespace-character-count="1712"/>
    <meta:generator>LibreOffice/5.1.6.2$Linux_X86_64 LibreOffice_project/10m0$Build-2</meta:generator>
  </office:meta>
</office:document-meta>
</file>